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2cm" draw:fill="none" draw:textarea-horizontal-align="right" draw:textarea-vertical-align="middle"/>
    </style:style>
    <style:style style:name="gr6" style:family="graphic" style:parent-style-name="objectwithoutfill">
      <style:graphic-properties draw:marker-start="Arrow" draw:marker-end="" draw:marker-end-width="0.2cm" draw:fill="none" draw:textarea-horizontal-align="right" draw:textarea-vertical-align="middle"/>
    </style:style>
    <style:style style:name="gr7" style:family="graphic" style:parent-style-name="objectwithoutfill">
      <style:graphic-properties draw:marker-start="Arrow" draw:marker-end="" draw:marker-end-width="0.2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text-properties fo:font-size="9pt" style:font-size-asian="9pt" style:font-size-complex="9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14cm" svg:height="9cm" svg:x="3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cm" svg:height="6.9cm" svg:x="4.1cm" svg:y="8.1cm">
          <text:p text:style-name="P2"><text:span text:style-name="T1">Triple</text:span></text:p>
          <text:p text:style-name="P2"><text:span text:style-name="T1">Buffer</text:span></text:p>
          <text:p text:style-name="P2"><text:span text:style-name="T1">IP-Cor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cm" svg:height="6.9cm" svg:x="11.1cm" svg:y="8.1cm">
          <text:p text:style-name="P2"><text:span text:style-name="T1">SPI</text:span></text:p>
          <text:p text:style-name="P2"><text:span text:style-name="T1">Bridge</text:span></text:p>
          <text:p text:style-name="P2"><text:span text:style-name="T1">IP-Core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.7cm" svg:y1="11.5cm" svg:x2="4.1cm" svg:y2="11.5cm">
          <text:p/>
        </draw:line>
        <draw:line draw:style-name="gr3" draw:text-style-name="P1" draw:layer="layout" svg:x1="9cm" svg:y1="11.5cm" svg:x2="11.1cm" svg:y2="11.5cm">
          <text:p/>
        </draw:line>
        <draw:frame draw:style-name="gr4" draw:text-style-name="P3" draw:layer="layout" svg:width="2.255cm" svg:height="0.882cm" svg:x="14.345cm" svg:y="7.137cm">
          <draw:text-box>
            <text:p text:style-name="P3"><text:span text:style-name="T1">PLK-IF</text:span></text:p>
          </draw:text-box>
        </draw:frame>
        <draw:frame draw:style-name="gr4" draw:text-style-name="P4" draw:layer="layout" svg:width="3.097cm" svg:height="0.806cm" draw:transform="rotate (1.5707963267949) translate (9.594cm 14.8cm)">
          <draw:text-box>
            <text:p text:style-name="P4"><text:span text:style-name="T2">Internal bus</text:span></text:p>
          </draw:text-box>
        </draw:frame>
        <draw:frame draw:style-name="gr4" draw:text-style-name="P4" draw:layer="layout" svg:width="3.097cm" svg:height="0.806cm" draw:transform="rotate (1.5707963267949) translate (1.694cm 14.7cm)">
          <draw:text-box>
            <text:p text:style-name="P4"><text:span text:style-name="T2">Internal bus</text:span></text:p>
          </draw:text-box>
        </draw:frame>
        <draw:line draw:style-name="gr5" draw:text-style-name="P5" draw:layer="layout" svg:x1="16cm" svg:y1="12.247cm" svg:x2="18.7cm" svg:y2="12.247cm">
          <text:p/>
        </draw:line>
        <draw:line draw:style-name="gr6" draw:text-style-name="P5" draw:layer="layout" svg:x1="16.018cm" svg:y1="11.796cm" svg:x2="18.718cm" svg:y2="11.796cm">
          <text:p text:style-name="P1"><text:span text:style-name="T3"/></text:p>
          <text:p text:style-name="P1"><text:span text:style-name="T3"/></text:p>
        </draw:line>
        <draw:line draw:style-name="gr5" draw:text-style-name="P5" draw:layer="layout" svg:x1="18.718cm" svg:y1="11.296cm" svg:x2="16.018cm" svg:y2="11.296cm">
          <text:p/>
        </draw:line>
        <draw:line draw:style-name="gr7" draw:text-style-name="P5" draw:layer="layout" svg:x1="16.018cm" svg:y1="10.796cm" svg:x2="18.718cm" svg:y2="10.796cm">
          <text:p/>
        </draw:line>
        <draw:frame draw:style-name="gr8" draw:text-style-name="P6" draw:layer="layout" svg:width="0.896cm" svg:height="0.603cm" svg:x="18.839cm" svg:y="10.596cm">
          <draw:text-box>
            <text:p><text:span text:style-name="T4">clk</text:span></text:p>
          </draw:text-box>
        </draw:frame>
        <draw:frame draw:style-name="gr8" draw:text-style-name="P6" draw:layer="layout" svg:width="0.824cm" svg:height="0.603cm" svg:x="18.839cm" svg:y="10.993cm">
          <draw:text-box>
            <text:p><text:span text:style-name="T4">ss</text:span></text:p>
          </draw:text-box>
        </draw:frame>
        <draw:frame draw:style-name="gr8" draw:text-style-name="P6" draw:layer="layout" svg:width="1.179cm" svg:height="0.603cm" svg:x="18.818cm" svg:y="11.396cm">
          <draw:text-box>
            <text:p><text:span text:style-name="T4">mosi</text:span></text:p>
          </draw:text-box>
        </draw:frame>
        <draw:frame draw:style-name="gr8" draw:text-style-name="P6" draw:layer="layout" svg:width="1.179cm" svg:height="0.603cm" svg:x="18.839cm" svg:y="11.897cm">
          <draw:text-box>
            <text:p><text:span text:style-name="T4">miso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23T07:57:43.42</meta:creation-date>
    <dc:date>2013-08-23T08:42:01.02</dc:date>
    <meta:editing-duration>PT24M17S</meta:editing-duration>
    <meta:editing-cycles>1</meta:editing-cycles>
    <meta:document-statistic meta:object-count="16"/>
    <meta:generator>LibreOffice/3.4$Win32 LibreOffice_project/340m1$Build-302</meta:generator>
  </office:meta>
</office:document-meta>
</file>